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31cm" fo:min-width="3.721cm"/>
    </style:style>
    <style:style style:name="gr2" style:family="graphic" style:parent-style-name="standard">
      <style:graphic-properties draw:textarea-horizontal-align="justify" draw:textarea-vertical-align="middle" draw:auto-grow-height="false" fo:min-height="6.227cm" fo:min-width="11.311cm"/>
    </style:style>
    <style:style style:name="gr3" style:family="graphic" style:parent-style-name="standard">
      <style:graphic-properties draw:textarea-horizontal-align="justify" draw:textarea-vertical-align="middle" draw:auto-grow-height="false" fo:min-height="4.331cm" fo:min-width="3.9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55308d" draw:fill="solid" draw:textarea-vertical-align="middle"/>
    </style:style>
    <style:style style:name="gr8" style:family="graphic" style:parent-style-name="Filled_20_Green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Filled_20_Green">
      <style:graphic-properties draw:stroke="none" svg:stroke-color="#000000" draw:fill="none" draw:fill-color="#ffffff" fo:min-height="0.508cm"/>
      <style:paragraph-properties style:writing-mode="lr-tb"/>
    </style:style>
    <style:style style:name="gr10" style:family="graphic" style:parent-style-name="Outlined_20_Red">
      <style:graphic-properties draw:textarea-horizontal-align="justify" draw:textarea-vertical-align="middle" draw:auto-grow-height="false" fo:min-height="0.635cm" fo:min-width="0.6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10pt" fo:font-weight="normal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55308d" fo:font-size="10pt" fo:font-weight="normal" style:font-size-asian="24pt" style:font-size-complex="24pt"/>
    </style:style>
    <style:style style:name="T1" style:family="text">
      <style:text-properties fo:color="#ff0000" fo:font-size="10pt" fo:font-weight="normal" style:font-size-asian="24pt" style:font-size-complex="24pt"/>
    </style:style>
    <style:style style:name="T2" style:family="text">
      <style:text-properties fo:color="#55308d" fo:font-size="10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6.477cm" svg:x="5.19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811cm" svg:height="6.477cm" svg:x="8.11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477cm" svg:x="16.875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191cm" svg:y1="12.557cm" svg:x2="5.191cm" svg:y2="5.572cm">
          <text:p/>
        </draw:line>
        <draw:line draw:style-name="gr4" draw:text-style-name="P2" draw:layer="layout" svg:x1="8.239cm" svg:y1="5.953cm" svg:x2="3.921cm" svg:y2="5.953cm">
          <text:p/>
        </draw:line>
        <draw:line draw:style-name="gr5" draw:text-style-name="P2" draw:layer="layout" svg:x1="5.572cm" svg:y1="3.921cm" svg:x2="8.493cm" svg:y2="7.096cm">
          <text:p/>
        </draw:line>
        <draw:line draw:style-name="gr6" draw:text-style-name="P2" draw:layer="layout" svg:x1="5.953cm" svg:y1="6.461cm" svg:x2="9.255cm" svg:y2="5.572cm">
          <text:p/>
        </draw:line>
        <draw:line draw:style-name="gr6" draw:text-style-name="P2" draw:layer="layout" svg:x1="6.842cm" svg:y1="3.921cm" svg:x2="7.985cm" svg:y2="7.604cm">
          <text:p/>
        </draw:line>
        <draw:line draw:style-name="gr7" draw:text-style-name="P2" draw:layer="layout" svg:x1="7.858cm" svg:y1="3.921cm" svg:x2="7.096cm" svg:y2="8.239cm">
          <text:p/>
        </draw:line>
        <draw:frame draw:style-name="gr8" draw:text-style-name="P3" draw:layer="layout" svg:width="1.143cm" svg:height="0.395cm" svg:x="4.175cm" svg:y="4.556cm">
          <draw:text-box>
            <text:p><text:span text:style-name="T1">0,9; -1</text:span></text:p>
          </draw:text-box>
        </draw:frame>
        <draw:frame draw:style-name="gr9" draw:text-style-name="P4" draw:layer="layout" svg:width="2.413cm" svg:height="0.508cm" svg:x="7.096cm" svg:y="3.794cm">
          <draw:text-box>
            <text:p><text:span text:style-name="T2">-0,1;1</text:span></text:p>
          </draw:text-box>
        </draw:frame>
        <draw:custom-shape draw:style-name="gr10" draw:text-style-name="P1" draw:layer="layout" svg:width="0.635cm" svg:height="0.635cm" svg:x="5.572cm" svg:y="3.9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635cm" svg:x="7.604cm" svg:y="4.68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318cm" svg:y1="5.064cm" svg:x2="8.62cm" svg:y2="4.1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width="0.025cm" svg:stroke-color="#000000" draw:marker-start-width="0.127cm" draw:marker-end-width="0.127cm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09:58:33.877409132</meta:creation-date>
    <dc:date>2024-06-30T16:01:16.184833649</dc:date>
    <meta:editing-duration>PT16M23S</meta:editing-duration>
    <meta:editing-cycles>3</meta:editing-cycles>
    <meta:generator>LibreOffice/6.4.7.2$Linux_X86_64 LibreOffice_project/40$Build-2</meta:generator>
    <meta:document-statistic meta:object-count="14"/>
  </office:meta>
</office:document-meta>
</file>